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T1" style:family="text">
      <style:text-properties fo:font-variant="normal" fo:text-transform="none" fo:color="#4d5156" style:font-name="arial"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 Discurso</text:p>
      <text:p text:style-name="P1"/>
      <text:p text:style-name="P1"/>
      <text:p text:style-name="P1">Introducción</text:p>
      <text:p text:style-name="P1"/>
      <text:p text:style-name="P3">Buenos días a todos. Quisiera empezar este discurso dando gracias ha Dios por estar <text:s/>aquí junto con este maravilloso equipo de compañeros. Mi nombre es Jhoy Carlos , tengo 23 años y soy del Departamento de Loreto Iquitos Perú.</text:p>
      <text:p text:style-name="P3">Mis motivaciones de estudiar la carrera de Desarrolo de Sotware es mi anhelo desde pequeño ,es lo que me impulsa ha seguir adelante,por lo cual es mi más deseado sueño de ser un profesional .</text:p>
      <text:p text:style-name="P3">Siempre me ha gustado la tecnología por eso es la razon que opte estudiar esta carrera ya que es muy compremetedora desde antes y ahora y en el furuto me refiero que la tecnología va ha pasos agigantados.</text:p>
      <text:p text:style-name="P1"/>
      <text:p text:style-name="P1"/>
      <text:p text:style-name="P1">Desarrolo</text:p>
      <text:p text:style-name="P1"/>
      <text:p text:style-name="P1"/>
      <text:p text:style-name="P3">Bueno en esta oportunidad hablare <text:s/>de como influye la carrera de desarrollo de sotware a mi vida diaria <text:s/>y Motivaciones de haber elegido esta carrera:</text:p>
      <text:p text:style-name="P3"/>
      <text:p text:style-name="P3">En realidad es muy frecuente haber escuchado de la tecnología de computdoras y esas cosas.</text:p>
      <text:p text:style-name="P3">Pero ahora ya que la tecnologia va en aumento es inprescindible , cada vez mas la humanidad ,se va volviendo <text:s/>digital , poco ha poco .</text:p>
      <text:p text:style-name="P3">Ya no tendras necesidad de salir de tu casa para comprar <text:s/>algo ,todo sera digital o vitual.</text:p>
      <text:p text:style-name="P3">Eso es lo que siento cada dia en vi vida diaria , <text:s/>las cosas van cambiando ya no son como de antes.</text:p>
      <text:p text:style-name="P3"/>
      <text:p text:style-name="P3">Las motivaciones para mi es <text:s/>la voluntad , para hacer un gran esfuerzo por alcanzar mis metas que me he planteado.</text:p>
      <text:p text:style-name="P3">Uno de esas motivaciones es mi familia ,mis Padres mis hermanos de poder apoyarlos ha ellos .</text:p>
      <text:p text:style-name="P3">Claro que no cera facil,pero todo esfuerzo tiene su recompensa.</text:p>
      <text:p text:style-name="P3">Otro punto es mis ganas de poder cer un ejemplo para mi pueblo <text:s/>y de poder aportar como profecional a los jóvenes que quieren salir adelande.</text:p>
      <text:p text:style-name="P3">Eso seria un gran ejemplo ,ya <text:s/>que hoy en dia muchos jovenes no estudian por falta de economía o por ovias razones.</text:p>
      <text:p text:style-name="P3">Para que todo esto suceda es tener voluntad de uno mismo ,tener esa autoestima elevada,mirar o volar como el aguila .</text:p>
      <text:p text:style-name="P3">Ser aguila es la mejor manera de mirar las cosas .Las cosas se ven muy diferente y amplio.</text:p>
      <text:p text:style-name="P3"/>
      <text:p text:style-name="P3"/>
      <text:p text:style-name="P1">Conclusión</text:p>
      <text:p text:style-name="P3"/>
      <text:p text:style-name="P3">El uso de las tecnolgias es muy importante hoy en dia porque lo vemos en todas partes desde un celular que hoy en dia la moyoria de personas en el mundo tenemos.</text:p>
      <text:p text:style-name="P3">Ha eso lo llamamos (TI)Tecnolgias De La Informacion.</text:p>
      <text:p text:style-name="P3"/>
      <text:p text:style-name="P3"><text:tab/>Mis motivaciones son muy claras y consisas de ver las cosas .</text:p>
      <text:p text:style-name="P3">Por eso es muy importante tener esa voluntad ,esa animo positivo y la autoestima elevada.</text:p>
      <text:p text:style-name="P3"/>
      <text:p text:style-name="P3">Muchas gracias.</text:p>
      <text:p text:style-name="P1"><text:s/></text:p>
      <text:p text:style-name="P1"><text:span text:style-name="T1"/></text:p>
      <text:p text:style-name="P1"><text:soft-page-break/></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1T00:02:25.55</meta:creation-date>
    <dc:date>2022-04-22T20:01:05.34</dc:date>
    <meta:editing-duration>PT1H33M49S</meta:editing-duration>
    <meta:editing-cycles>2</meta:editing-cycles>
    <meta:generator>OpenOffice/4.1.11$Win32 OpenOffice.org_project/4111m1$Build-9808</meta:generator>
    <meta:document-statistic meta:table-count="0" meta:image-count="0" meta:object-count="0" meta:page-count="2" meta:paragraph-count="26" meta:word-count="426" meta:character-count="2341"/>
  </office:meta>
</office:document-meta>
</file>